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3600A720C7647B75.png" manifest:media-type="image/png"/>
  <manifest:file-entry manifest:full-path="Pictures/10000200000000AB000000AB0635DF7B50C295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51c1"/>
    </style:style>
    <style:style style:name="P2" style:family="paragraph" style:parent-style-name="Standard">
      <style:paragraph-properties fo:text-align="start" style:justify-single-word="false"/>
      <style:text-properties officeooo:paragraph-rsid="001551c1"/>
    </style:style>
    <style:style style:name="P3" style:family="paragraph" style:parent-style-name="Footnote">
      <style:text-properties officeooo:rsid="000c9c99" officeooo:paragraph-rsid="000c9c9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51c1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5f851"/>
    </style:style>
    <style:style style:name="T5" style:family="text">
      <style:text-properties officeooo:rsid="0017c2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4" style:data-style-name="N0">6.04</text:variable-set>: <text:span text:style-name="T3">Conservation of Energy</text:span></text:p>
      <text:p text:style-name="P1"/>
      <text:list xml:id="list458557434152181422" text:style-name="L1">
        <text:list-item>
          <text:p text:style-name="P4">A 1<text:span text:style-name="T4">3</text:span>0 kg man runs at a velocity of 10 m/s. What is his kinetic energy? </text:p>
        </text:list-item>
      </text:list>
      <text:p text:style-name="P2"/>
      <text:p text:style-name="P2"/>
      <text:list xml:id="list205446034288001" text:continue-numbering="true" text:style-name="L1">
        <text:list-item>
          <text:p text:style-name="P4">A car has a mass of 775 kg. <text:s/>It drives at 1<text:span text:style-name="T4">7</text:span> m/s. <text:s/>What is its kinetic energy?</text:p>
        </text:list-item>
      </text:list>
      <text:p text:style-name="P2"/>
      <text:p text:style-name="P2"/>
      <text:p text:style-name="P2"/>
      <text:list xml:id="list205447237155835" text:continue-numbering="true" text:style-name="L1">
        <text:list-item>
          <text:p text:style-name="P4">What is the kinetic energy of an electron ( me = 9.1 x 10<text:span text:style-name="T1">-31</text:span> kg) that moves at a speed of 6.<text:span text:style-name="T4">3</text:span> × 10 <text:span text:style-name="T1">5</text:span> m/s?</text:p>
        </text:list-item>
      </text:list>
      <text:p text:style-name="P2"/>
      <text:p text:style-name="P2"/>
      <text:p text:style-name="P2"/>
      <text:list xml:id="list205447209483127" text:continue-numbering="true" text:style-name="L1">
        <text:list-item>
          <text:p text:style-name="P4"><text:span text:style-name="T2"><text:s/></text:span>A helicopter flies at a velocity of 50 m/s at an altitude of 300 feet<text:note text:id="ftn1" text:note-class="footnote"><text:note-citation text:label="*">*</text:note-citation><text:note-body><text:p text:style-name="P3">Hint: 1 Meter = 3.281 Feet</text:p></text:note-body></text:note>. If the helicopter's mass is 10,000 kg,</text:p>
          <text:list>
            <text:list-item>
              <text:p text:style-name="P4">what is its potential energy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446262094867" text:continue-numbering="true" text:style-name="L1">
        <text:list-item>
          <text:list>
            <text:list-item>
              <text:p text:style-name="P4">what is the helicopter’s kinetic energy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446333915346" text:continue-numbering="true" text:style-name="L1">
        <text:list-item>
          <text:p text:style-name="P4">A man pushes a <text:span text:style-name="T4">3</text:span>0 kg crate with a force of 10 N across a frictionless surface, for a distance of 12 meters. <text:s/></text:p>
          <text:list>
            <text:list-item>
              <text:p text:style-name="P4">How much work did he d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446382994157" text:continue-numbering="true" text:style-name="L1">
        <text:list-item>
          <text:list>
            <text:list-item>
              <text:p text:style-name="P4">What is the velocity of the crate when he finishes pushing i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446205588090" text:continue-numbering="true" text:style-name="L1">
        <text:list-item>
          <text:p text:style-name="P4">A kangaroo jumps directly upward with an initial velocity of 3 m/s. <text:s/>What is the maximum height of the kangaroo’s jump?</text:p>
        </text:list-item>
      </text:list>
      <text:p text:style-name="P2"/>
      <text:p text:style-name="P2"/>
      <text:p text:style-name="P2"/>
      <text:p text:style-name="P2"><text:soft-page-break/></text:p>
      <text:list xml:id="list205446529722046" text:continue-numbering="true" text:style-name="L1">
        <text:list-item>
          <text:p text:style-name="P4">A skate-boarder drops into a 2.<text:span text:style-name="T4">3</text:span>-meter tall, frictionless half-pipe. <text:s/>His mass is 65 kg. </text:p>
          <text:list>
            <text:list-item>
              <text:p text:style-name="P4">What is the velocity of the skate-boarder at the bottom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5446971149873" text:continue-numbering="true" text:style-name="L1">
        <text:list-item>
          <text:list>
            <text:list-item>
              <text:p text:style-name="P4">The skate-boarder then pushes against the ground to go faster. <text:s/>He pushes with a force of <text:span text:style-name="T4">25</text:span>0 N for a distance of 0.5 meters. <text:s/>How high does he go when he gets to the other side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446979382631" text:continue-numbering="true" text:style-name="L1">
        <text:list-item>
          <text:p text:style-name="P4">A 1500 kg car is traveling <text:span text:style-name="T4">3</text:span>5 m/s. <text:s/>The car slows down to 15 m/s over a distance of 20 meters. What is the force that the brakes applied to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447496324999" text:continue-numbering="true" text:style-name="L1">
        <text:list-item>
          <text:p text:style-name="P4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2"/>
      <text:p text:style-name="P2"/>
      <text:p text:style-name="P2"/>
      <text:p text:style-name="P2"/>
      <text:p text:style-name="P2"/>
      <text:list xml:id="list205445964616168" text:continue-numbering="true" text:style-name="L1">
        <text:list-item>
          <text:p text:style-name="P4">A proton has a mass of 1.67 x 10<text:span text:style-name="T1">-27</text:span> kg. <text:s/>It travels at 1.<text:span text:style-name="T5">8</text:span> x 10<text:span text:style-name="T1">8</text:span> m/s. <text:s/></text:p>
          <text:list>
            <text:list-item>
              <text:p text:style-name="P4">What is the kinetic energy of the proton.</text:p>
            </text:list-item>
          </text:list>
        </text:list-item>
      </text:list>
      <text:p text:style-name="P2"/>
      <text:p text:style-name="P2"/>
      <text:p text:style-name="P2"/>
      <text:list xml:id="list205446282352492" text:continue-numbering="true" text:style-name="L1">
        <text:list-item>
          <text:list>
            <text:list-item>
              <text:p text:style-name="P4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2"/>
      <text:p text:style-name="P2"/>
      <text:p text:style-name="P2"><text:soft-page-break/></text:p>
      <text:list xml:id="list205447590139040" text:continue-numbering="true" text:style-name="L1">
        <text:list-item>
          <text:p text:style-name="P4"><text:s/>Victoria carries her 2<text:span text:style-name="T5">0</text:span>-kg backpack up a 200-meter tall hill. <text:s/></text:p>
          <text:list>
            <text:list-item>
              <text:p text:style-name="P4">How much work did she do?</text:p>
            </text:list-item>
          </text:list>
        </text:list-item>
      </text:list>
      <text:p text:style-name="P2"/>
      <text:p text:style-name="P2"/>
      <text:p text:style-name="P2"/>
      <text:list xml:id="list205447049769039" text:continue-numbering="true" text:style-name="L1">
        <text:list-item>
          <text:list>
            <text:list-item>
              <text:p text:style-name="P4">What is the potential energy of the backpack at the top of the hill?</text:p>
            </text:list-item>
          </text:list>
        </text:list-item>
      </text:list>
      <text:p text:style-name="P2"/>
      <text:p text:style-name="P2"/>
      <text:p text:style-name="P2"/>
      <text:list xml:id="list205447632211634" text:continue-numbering="true" text:style-name="L1">
        <text:list-item>
          <text:list>
            <text:list-item>
              <text:p text:style-name="P4">She drops her backpack off the cliff. <text:s/>What is the kinetic energy of the backpack halfway down? <text:s/></text:p>
            </text:list-item>
          </text:list>
        </text:list-item>
      </text:list>
      <text:p text:style-name="P2"/>
      <text:p text:style-name="P2"/>
      <text:p text:style-name="P2"/>
      <text:list xml:id="list205447093925852" text:continue-numbering="true" text:style-name="L1">
        <text:list-item>
          <text:list>
            <text:list-item>
              <text:p text:style-name="P4">What is the speed of the backpack halfway down?</text:p>
            </text:list-item>
          </text:list>
        </text:list-item>
      </text:list>
      <text:p text:style-name="P2"/>
      <text:p text:style-name="P2"/>
      <text:p text:style-name="P2"/>
      <text:list xml:id="list205446685091423" text:continue-numbering="true" text:style-name="L1">
        <text:list-item>
          <text:list>
            <text:list-item>
              <text:p text:style-name="P4">What is the speed of the backpack when it hits the ground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446125050710" text:continue-numbering="true" text:style-name="L1">
        <text:list-item>
          <text:p text:style-name="P4">A Japanese bomber flies over Pearl Harbor in Hawaii, and drops a <text:span text:style-name="T5">4</text:span>00 kg bomb on the USS Arizona, from 300 m above the ship.</text:p>
          <text:list>
            <text:list-item>
              <text:p text:style-name="P4">What is the potential energy of the bomb just as it is released?</text:p>
            </text:list-item>
          </text:list>
        </text:list-item>
      </text:list>
      <text:p text:style-name="P2"/>
      <text:p text:style-name="P2"/>
      <text:p text:style-name="P2"/>
      <text:list xml:id="list205445888265906" text:continue-numbering="true" text:style-name="L1">
        <text:list-item>
          <text:list>
            <text:list-item>
              <text:p text:style-name="P4">What is the potential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205447015332104" text:continue-numbering="true" text:style-name="L1">
        <text:list-item>
          <text:list>
            <text:list-item>
              <text:p text:style-name="P4">What is the kinetic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205445860047407" text:continue-numbering="true" text:style-name="L1">
        <text:list-item>
          <text:list>
            <text:list-item>
              <text:p text:style-name="P4">What is the kinetic energy of the bomb just at it hits the deck of the ship?</text:p>
            </text:list-item>
          </text:list>
        </text:list-item>
      </text:list>
      <text:p text:style-name="P2"/>
      <text:p text:style-name="P2"/>
      <text:p text:style-name="P2"/>
      <text:list xml:id="list205447514621227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0635DF7B50C295C9.png" xlink:type="simple" xlink:show="embed" xlink:actuate="onLoad"/></draw:frame><draw:frame draw:style-name="Mfr2" draw:name="graphics3" text:anchor-type="paragraph" svg:x="-0.0283in" svg:y="-0.4654in" svg:width="0.8in" svg:height="0.85in" draw:z-index="5"><draw:image xlink:href="Pictures/10000201000000EF000001003600A720C7647B75.png" xlink:type="simple" xlink:show="embed" xlink:actuate="onLoad"/></draw:frame> <text:s text:c="20"/>Name:<text:tab/><text:tab/><text:date style:data-style-name="N37" text:date-value="2016-08-29T20:54:45.718130576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8.987467778</meta:creation-date>
    <meta:editing-duration>PT10M20S</meta:editing-duration>
    <meta:editing-cycles>6</meta:editing-cycles>
    <meta:generator>LibreOffice/5.0.6.2$Linux_X86_64 LibreOffice_project/00$Build-2</meta:generator>
    <dc:date>2016-08-29T20:54:45.689239007</dc:date>
    <meta:document-statistic meta:table-count="0" meta:image-count="2" meta:object-count="0" meta:page-count="3" meta:paragraph-count="34" meta:word-count="546" meta:character-count="2694" meta:non-whitespace-character-count="2153"/>
  </office:meta>
</office:document-meta>
</file>